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0" draw:layer="layout" svg:width="3.5cm" svg:height="3cm" svg:x="0.5cm" svg:y="1.5cm">
          <text:p text:style-name="P1">Initial Query:</text:p>
          <text:p text:style-name="P1">Town</text:p>
          <text:p text:style-name="P1">#Guests</text:p>
          <text:p text:style-name="P1">Dates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cm" svg:height="3cm" svg:x="9cm" svg:y="17.5cm">
          <text:p text:style-name="P1">Create </text:p>
          <text:p text:style-name="P1">temporary</text:p>
          <text:p text:style-name="P1">enquiry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2cm" svg:height="2.5cm" svg:x="6.5cm" svg:y="5.5cm">
          <text:p text:style-name="P1">No.</text:p>
          <text:p text:style-name="P1">Proceed?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3.5cm" svg:height="3.5cm" svg:x="12cm" svg:y="2cm">
          <text:p text:style-name="P1">Capture </text:p>
          <text:p text:style-name="P1">Full Details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4cm" svg:height="1.5cm" svg:x="14cm" svg:y="15cm">
          <text:p text:style-name="P1">Update Enquiry</text:p>
          <text:p text:style-name="P1"><text:s/>with details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3.5cm" svg:height="3cm" svg:x="16.5cm" svg:y="2.5cm">
          <text:p text:style-name="P1">Calculate </text:p>
          <text:p text:style-name="P1">and </text:p>
          <text:p text:style-name="P1">Display Quote</text:p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3.5cm" svg:height="3cm" svg:x="19.5cm" svg:y="10.5cm">
          <text:p text:style-name="P1"><text:s/>Payment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3cm" svg:height="3cm" svg:x="22.5cm" svg:y="2.5cm">
          <text:p text:style-name="P1">Thank you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3.5cm" svg:height="3cm" svg:x="24.173cm" svg:y="17cm">
          <text:p text:style-name="P1">Confirm Payment</text:p>
          <text:p text:style-name="P1">&amp;</text:p>
          <text:p text:style-name="P1">Confirm Booking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cm" svg:y1="9.5cm" svg:x2="26cm" svg:y2="9.5cm">
          <text:p text:style-name="P3"/>
        </draw:line>
        <draw:line draw:style-name="gr3" draw:text-style-name="P2" draw:layer="layout" svg:x1="1cm" svg:y1="14.5cm" svg:x2="26.5cm" svg:y2="14.5cm">
          <text:p text:style-name="P3"/>
        </draw:line>
        <draw:frame draw:style-name="gr4" draw:layer="layout" svg:width="4.257cm" svg:height="0.725cm" svg:x="11cm" svg:y="0.5cm">
          <draw:text-box>
            <text:p text:style-name="P3">Poloelo Public Sites</text:p>
          </draw:text-box>
        </draw:frame>
        <draw:custom-shape draw:style-name="gr1" draw:text-style-name="P2" draw:id="id1" draw:layer="layout" svg:width="4cm" svg:height="3cm" svg:x="0.5cm" svg:y="17.5cm">
          <text:p text:style-name="P1">Check </text:p>
          <text:p text:style-name="P1">Availability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3cm" svg:height="1.5cm" svg:x="6cm" svg:y="2.5cm">
          <text:p text:style-name="P1">Yes. </text:p>
          <text:p text:style-name="P1">Proceed?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2.5cm" svg:y1="17.5cm" svg:x2="6cm" svg:y2="3.25cm" draw:start-shape="id1" draw:start-glue-point="0" draw:end-shape="id2" draw:end-glue-point="3" svg:d="m2500 17500v-500l3000-13750h500">
          <text:p text:style-name="P3"/>
        </draw:connector>
        <draw:connector draw:style-name="gr5" draw:text-style-name="P2" draw:layer="layout" draw:type="lines" draw:line-skew="1cm -0.5cm" svg:x1="9cm" svg:y1="3.25cm" svg:x2="12cm" svg:y2="3.75cm" draw:start-shape="id2" draw:start-glue-point="1" draw:end-shape="id3" draw:end-glue-point="3" svg:d="m9000 3250h1500l500 500h1000">
          <text:p text:style-name="P3"/>
        </draw:connector>
        <draw:connector draw:style-name="gr5" draw:text-style-name="P2" draw:layer="layout" draw:type="lines" svg:x1="15.5cm" svg:y1="3.75cm" svg:x2="16.5cm" svg:y2="4cm" draw:start-shape="id3" draw:start-glue-point="1" draw:end-shape="id4" svg:d="m15500 3750h500v250h500">
          <text:p text:style-name="P3"/>
        </draw:connector>
        <draw:connector draw:style-name="gr5" draw:text-style-name="P2" draw:layer="layout" draw:type="lines" draw:line-skew="1cm" svg:x1="8.5cm" svg:y1="6.75cm" svg:x2="10cm" svg:y2="17.5cm" draw:start-shape="id5" draw:start-glue-point="1" draw:end-shape="id6" draw:end-glue-point="0" svg:d="m8500 6750h1500v10250 500">
          <text:p text:style-name="P3"/>
        </draw:connector>
        <draw:connector draw:style-name="gr5" draw:text-style-name="P2" draw:layer="layout" draw:type="lines" svg:x1="13.75cm" svg:y1="5.5cm" svg:x2="16cm" svg:y2="15cm" draw:start-shape="id3" draw:start-glue-point="2" draw:end-shape="id7" draw:end-glue-point="0" svg:d="m13750 5500v500l2250 8500v500">
          <text:p text:style-name="P3"/>
        </draw:connector>
        <draw:connector draw:style-name="gr5" draw:text-style-name="P2" draw:layer="layout" draw:type="lines" svg:x1="18.25cm" svg:y1="5.5cm" svg:x2="19.5cm" svg:y2="12cm" draw:start-shape="id4" draw:end-shape="id8" draw:end-glue-point="3" svg:d="m18250 5500v500l750 6000h500">
          <text:p text:style-name="P3"/>
        </draw:connector>
        <draw:connector draw:style-name="gr5" draw:text-style-name="P2" draw:layer="layout" draw:type="lines" svg:x1="23cm" svg:y1="12cm" svg:x2="24cm" svg:y2="5.5cm" draw:start-shape="id8" draw:start-glue-point="1" draw:end-shape="id9" draw:end-glue-point="2" svg:d="m23000 12000h500l500-6000v-500">
          <text:p text:style-name="P3"/>
        </draw:connector>
        <draw:connector draw:style-name="gr5" draw:text-style-name="P2" draw:layer="layout" draw:type="lines" svg:x1="2.25cm" svg:y1="4.5cm" svg:x2="2.5cm" svg:y2="17.5cm" draw:start-shape="id10" draw:start-glue-point="2" draw:end-shape="id1" svg:d="m2250 4500v500l250 12000v500">
          <text:p text:style-name="P3"/>
        </draw:connector>
        <draw:connector draw:style-name="gr5" draw:text-style-name="P2" draw:layer="layout" draw:type="lines" draw:line-skew="0cm -0.5cm" svg:x1="2.5cm" svg:y1="17.5cm" svg:x2="6.5cm" svg:y2="6.75cm" draw:start-shape="id1" draw:start-glue-point="0" draw:end-shape="id5" draw:end-glue-point="3" svg:d="m2500 17500v-500l3000-10250h1000">
          <text:p text:style-name="P3"/>
        </draw:connector>
        <draw:connector draw:style-name="gr5" draw:text-style-name="P2" draw:layer="layout" draw:type="lines" draw:line-skew="0.5cm" svg:x1="9cm" svg:y1="3.25cm" svg:x2="10cm" svg:y2="17.5cm" draw:start-shape="id2" draw:start-glue-point="1" draw:end-shape="id6" draw:end-glue-point="0" svg:d="m9000 3250h1000v13750 500">
          <text:p text:style-name="P3"/>
        </draw:connector>
        <draw:custom-shape draw:style-name="gr2" draw:text-style-name="P1" draw:id="id11" draw:layer="layout" svg:width="2cm" svg:height="2cm" svg:x="11.5cm" svg:y="7cm">
          <text:p text:style-name="P1">Capture</text:p>
          <text:p text:style-name="P1">Contact</text:p>
          <text:p text:style-name="P1">Detai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s" draw:line-skew="1.5cm" svg:x1="8.5cm" svg:y1="6.75cm" svg:x2="11.5cm" svg:y2="8cm" draw:start-shape="id5" draw:start-glue-point="1" draw:end-shape="id11" svg:d="m8500 6750h2000l500 1250h500">
          <text:p text:style-name="P3"/>
        </draw:connector>
        <draw:connector draw:style-name="gr5" draw:text-style-name="P2" draw:layer="layout" draw:type="lines" svg:x1="25.5cm" svg:y1="4cm" svg:x2="25.923cm" svg:y2="17cm" draw:start-shape="id9" draw:start-glue-point="1" draw:end-shape="id12" svg:d="m25500 4000h500l-77 12500v500">
          <text:p text:style-name="P3"/>
        </draw:connector>
        <draw:custom-shape draw:style-name="gr2" draw:text-style-name="P2" draw:id="id13" draw:layer="layout" svg:width="2cm" svg:height="3cm" svg:x="12cm" svg:y="17.5cm">
          <text:p text:style-name="P1">Update </text:p>
          <text:p text:style-name="P1">Enquiry</text:p>
          <text:p text:style-name="P1">&amp;</text:p>
          <text:p text:style-name="P1">Mark for</text:p>
          <text:p text:style-name="P1">Attention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2.5cm" svg:y1="9cm" svg:x2="13cm" svg:y2="17.5cm" draw:start-shape="id11" draw:start-glue-point="2" draw:end-shape="id13" svg:d="m12500 9000v500l500 7500v500">
          <text:p text:style-name="P3"/>
        </draw:connector>
        <draw:custom-shape draw:style-name="gr2" draw:text-style-name="P2" draw:id="id14" draw:layer="layout" svg:width="4.5cm" svg:height="2cm" svg:x="16cm" svg:y="18.5cm">
          <text:p text:style-name="P1">Manual Allocation</text:p>
          <text:p text:style-name="P1">And Quot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4cm" svg:y1="19cm" svg:x2="16cm" svg:y2="19.5cm" draw:start-shape="id13" draw:start-glue-point="1" draw:end-shape="id14" draw:end-glue-point="3" svg:d="m14000 19000h500l1000 500h500">
          <text:p text:style-name="P3"/>
        </draw:connector>
        <draw:connector draw:style-name="gr5" draw:text-style-name="P2" draw:layer="layout" draw:type="lines" svg:x1="18.25cm" svg:y1="18.5cm" svg:x2="19.5cm" svg:y2="12cm" draw:start-shape="id14" draw:start-glue-point="0" draw:end-shape="id8" svg:d="m18250 18500v-500l750-6000h500">
          <text:p text:style-name="P3"/>
        </draw:connector>
        <draw:connector draw:style-name="gr5" draw:text-style-name="P2" draw:layer="layout" draw:type="lines" svg:x1="23cm" svg:y1="12cm" svg:x2="25.923cm" svg:y2="17cm" draw:start-shape="id8" draw:start-glue-point="1" draw:end-shape="id12" draw:end-glue-point="0" svg:d="m23000 12000h500l2423 4500v500">
          <text:p text:style-name="P3"/>
        </draw:connector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11-02T09:46:07</meta:creation-date>
    <dc:creator>Mike Metcalfe</dc:creator>
    <dc:date>2009-11-13T09:24:03</dc:date>
    <meta:editing-cycles>11</meta:editing-cycles>
    <meta:editing-duration>PT3H6M16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